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03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unique, required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rol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big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profileImage</text:p>
          </table:table-cell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passwordHash</text:p>
          </table:table-cell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ountry_I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state_I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ity_I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zipcod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s_activ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role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permission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role_permission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5"/>
          <table:table-cell table:style-name="ce5" office:value-type="string" calcext:value-type="string">
            <text:p>NO </text:p>
          </table:table-cell>
          <table:table-cell table:style-name="ce10" office:value-type="string" calcext:value-type="string">
            <text:p>Primary Key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3" office:value-type="string" calcext:value-type="string">
            <text:p>permission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rol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anView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anEdit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anDelet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menu_category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menu_item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ategory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o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Default(1)</text:p>
          </table:table-cell>
          <table:table-cell table:style-name="ce3" office:value-type="string" calcext:value-type="string">
            <text:p>1 – veg, 0 – non veg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unit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s_availabl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true)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tax_percentage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favourit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false)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short_cod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fault_tax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false)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false)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modifier_group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modifier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r_group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unit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section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table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section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available(status)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1)</text:p>
          </table:table-cell>
          <table:table-cell table:style-name="ce3" office:value-type="string" calcext:value-type="string">
            <text:p>true false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taxes_and_fee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2"/>
          <table:table-cell table:style-name="ce3" office:value-type="string" calcext:value-type="string">
            <text:p>Default(1)</text:p>
          </table:table-cell>
          <table:table-cell table:style-name="ce3" office:value-type="string" calcext:value-type="string">
            <text:p>True – per , false -fla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latAm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percentage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Active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sDefault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axValue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order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ustom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no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Status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totalAmount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sub_total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paid amount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sgst_selec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customer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big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feedback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int </text:p>
          </table:table-cell>
          <table:table-cell table:style-name="ce3" table:number-columns-repeated="3"/>
          <table:table-cell table:style-name="ce3" office:value-type="string" calcext:value-type="string">
            <text:p>Array (0-5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0-5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ambience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0-5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vgRating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0-5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waiting_token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ustom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o_of_people 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section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tabl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s_assign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invoice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quantity_of_modifier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rate_of_modifier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total_amount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payment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invoic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Numeric(18,2)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payment_metho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1-4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1-3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mapping_menu_items_with_modifier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enu_item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r_group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in_selection_require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max_selection_allowed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ordered_item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enu_item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total_modifier_am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total_am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status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3"/>
          <table:table-cell table:style-name="ce3" office:value-type="string" calcext:value-type="string">
            <text:p>Array (1-8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ready_item_quantit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ordered_item_modifier_mapping 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tem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quantity_of_modifier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rate_of_modifier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total_amount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order_tax_mapping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tax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tax_value</text:p>
          </table:table-cell>
          <table:table-cell table:style-name="ce3" office:value-type="string" calcext:value-type="string">
            <text:p>Numeric(18,2)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table_order_mapping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order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tabl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oOfPeople 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3"/>
          <table:table-cell table:style-name="ce3" office:value-type="string" calcext:value-type="string">
            <text:p>Default-Now()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at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modified_by</text:p>
          </table:table-cell>
          <table:table-cell table:style-name="ce3" office:value-type="string" calcext:value-type="string">
            <text:p>int</text:p>
          </table:table-cell>
          <table:table-cell table:style-name="ce3" table:number-columns-repeated="2"/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country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state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country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city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state_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oreign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0" office:value-type="string" calcext:value-type="string" table:number-columns-spanned="5" table:number-rows-spanned="1">
            <text:p>units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Type 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 </text:p>
          </table:table-cell>
          <table:table-cell table:style-name="ce2" office:value-type="string" calcext:value-type="string">
            <text:p>Constraints </text:p>
          </table:table-cell>
          <table:table-cell table:style-name="ce2" office:value-type="string" calcext:value-type="string">
            <text:p>comments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rial</text:p>
          </table:table-cell>
          <table:table-cell table:style-name="ce3"/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Primary Key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NO 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shor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office:value-type="string" calcext:value-type="string">
            <text:p>is_deleted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3"/>
          <table:table-cell table:style-name="ce3" office:value-type="string" calcext:value-type="string">
            <text:p>Default-0</text:p>
          </table:table-cell>
          <table:table-cell table:number-columns-repeated="16378"/>
        </table:table-row>
        <table:table-row table:style-name="ro1" table:number-rows-repeated="10482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5:16:54.1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5:35:59.474000000</meta:creation-date>
    <dc:date>2025-03-17T16:06:54.601000000</dc:date>
    <meta:editing-duration>PT2H33M22S</meta:editing-duration>
    <meta:editing-cycles>4</meta:editing-cycles>
    <meta:generator>LibreOffice/24.2.5.2$Windows_X86_64 LibreOffice_project/bffef4ea93e59bebbeaf7f431bb02b1a39ee8a59</meta:generator>
    <meta:document-statistic meta:table-count="1" meta:cell-count="1000" meta:object-count="0"/>
  </office:meta>
</office:document-meta>
</file>